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206BBB5DEC1E932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Proforma" svg:font-family="Proforma"/>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B2" style:family="table-cell" style:data-style-name="N36">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data-style-name="N36">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Body">
      <style:text-properties fo:color="#000000" fo:language="en" fo:country="US" fo:font-style="normal" officeooo:rsid="001a97fe" officeooo:paragraph-rsid="0009c6ce" style:font-style-asian="normal" style:language-complex="ar" style:country-complex="SA" style:font-style-complex="normal"/>
    </style:style>
    <style:style style:name="P2" style:family="paragraph" style:parent-style-name="Standard">
      <style:paragraph-properties fo:margin-top="0.282cm" fo:margin-bottom="0cm" loext:contextual-spacing="false"/>
    </style:style>
    <style:style style:name="P3" style:family="paragraph" style:parent-style-name="Body">
      <style:text-properties fo:color="#000000" fo:language="en" fo:country="US" fo:font-style="normal" style:font-style-asian="normal" style:language-complex="ar" style:country-complex="SA" style:font-style-complex="normal"/>
    </style:style>
    <style:style style:name="P4" style:family="paragraph" style:parent-style-name="Body">
      <style:text-properties fo:color="#000000" fo:language="en" fo:country="US" fo:font-style="normal" officeooo:rsid="001a97fe" officeooo:paragraph-rsid="0009c6ce" style:font-style-asian="normal" style:language-complex="ar" style:country-complex="SA" style:font-style-complex="normal"/>
    </style:style>
    <style:style style:name="P5" style:family="paragraph" style:parent-style-name="Body">
      <style:text-properties fo:color="#000000" fo:language="en" fo:country="US" fo:font-style="normal" officeooo:rsid="001a97fe" officeooo:paragraph-rsid="0011d469" style:font-style-asian="normal" style:language-complex="ar" style:country-complex="SA" style:font-style-complex="normal"/>
    </style:style>
    <style:style style:name="P6" style:family="paragraph" style:parent-style-name="Body">
      <style:text-properties fo:color="#000000" fo:language="en" fo:country="US" fo:font-style="normal" officeooo:rsid="000c2da7" officeooo:paragraph-rsid="000c2da7" style:font-style-asian="normal" style:language-complex="ar" style:country-complex="SA" style:font-style-complex="normal"/>
    </style:style>
    <style:style style:name="P7" style:family="paragraph" style:parent-style-name="Body">
      <style:text-properties fo:color="#000000" fo:language="en" fo:country="US" fo:font-style="normal" officeooo:rsid="000c2da7" officeooo:paragraph-rsid="00125ee3" style:font-style-asian="normal" style:language-complex="ar" style:country-complex="SA" style:font-style-complex="normal"/>
    </style:style>
    <style:style style:name="P8" style:family="paragraph" style:parent-style-name="Body">
      <style:text-properties fo:color="#000000" fo:language="en" fo:country="US" fo:font-style="italic" officeooo:rsid="000c2da7" officeooo:paragraph-rsid="000c2da7" style:font-style-asian="italic" style:language-complex="ar" style:country-complex="SA" style:font-style-complex="italic"/>
    </style:style>
    <style:style style:name="P9" style:family="paragraph" style:parent-style-name="Body">
      <style:text-properties fo:language="en" fo:country="US" style:language-complex="ar" style:country-complex="SA"/>
    </style:style>
    <style:style style:name="P10" style:family="paragraph" style:parent-style-name="Body">
      <style:text-properties fo:color="#ff0000" fo:language="en" fo:country="US" fo:font-style="italic" style:font-style-asian="italic" style:language-complex="ar" style:country-complex="SA"/>
    </style:style>
    <style:style style:name="P1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3" style:family="paragraph" style:parent-style-name="Body">
      <style:paragraph-properties fo:orphans="2" fo:widows="2" style:writing-mode="lr-tb"/>
    </style:style>
    <style:style style:name="P1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5" style:family="paragraph" style:parent-style-name="CellBody">
      <style:paragraph-properties fo:keep-with-next="always" style:snap-to-layout-grid="false"/>
      <style:text-properties fo:language="en" fo:country="US" style:language-complex="ar" style:country-complex="SA"/>
    </style:style>
    <style:style style:name="P16" style:family="paragraph" style:parent-style-name="Abstract">
      <style:text-properties fo:font-size="16pt" fo:language="en" fo:country="US" fo:font-weight="bold" style:font-size-asian="16pt" style:font-weight-asian="bold" style:language-complex="ar" style:country-complex="SA"/>
    </style:style>
    <style:style style:name="P17" style:family="paragraph" style:parent-style-name="Abstract">
      <style:text-properties fo:language="en" fo:country="US" style:language-complex="ar" style:country-complex="SA"/>
    </style:style>
    <style:style style:name="P18" style:family="paragraph" style:parent-style-name="CellBody">
      <style:text-properties fo:language="en" fo:country="US" style:language-complex="ar" style:country-complex="SA"/>
    </style:style>
    <style:style style:name="P19" style:family="paragraph" style:parent-style-name="CellBody">
      <style:paragraph-properties style:snap-to-layout-grid="false"/>
      <style:text-properties fo:language="en" fo:country="US" style:language-complex="ar" style:country-complex="SA"/>
    </style:style>
    <style:style style:name="P20" style:family="paragraph" style:parent-style-name="CellBody">
      <style:paragraph-properties style:snap-to-layout-grid="false"/>
      <style:text-properties fo:language="en" fo:country="US" officeooo:rsid="0009c6ce" officeooo:paragraph-rsid="0009c6ce" style:language-complex="ar" style:country-complex="SA"/>
    </style:style>
    <style:style style:name="P21" style:family="paragraph" style:parent-style-name="CellBody">
      <style:text-properties fo:language="en" fo:country="US" officeooo:rsid="0009c6ce" officeooo:paragraph-rsid="0009c6ce" style:language-complex="ar" style:country-complex="SA"/>
    </style:style>
    <style:style style:name="P22" style:family="paragraph" style:parent-style-name="CellBody">
      <style:text-properties fo:language="en" fo:country="US" officeooo:rsid="001d2df5" officeooo:paragraph-rsid="0009c6ce" style:language-complex="ar" style:country-complex="SA"/>
    </style:style>
    <style:style style:name="P23" style:family="paragraph" style:parent-style-name="CellBody">
      <style:text-properties fo:language="en" fo:country="US" officeooo:rsid="000dba0c" officeooo:paragraph-rsid="000dba0c" style:language-complex="ar" style:country-complex="SA"/>
    </style:style>
    <style:style style:name="P24" style:family="paragraph" style:parent-style-name="Document_20_Title">
      <style:text-properties fo:language="en" fo:country="US" style:language-complex="ar" style:country-complex="SA"/>
    </style:style>
    <style:style style:name="P25" style:family="paragraph" style:parent-style-name="Standard">
      <style:text-properties style:font-name="Arial" fo:font-size="9pt" fo:language="en" fo:country="US" style:font-size-asian="9pt" style:font-size-complex="9pt" style:language-complex="ar" style:country-complex="SA"/>
    </style:style>
    <style:style style:name="P26" style:family="paragraph" style:parent-style-name="Standard">
      <style:text-properties style:font-name="Arial" fo:language="en" fo:country="US" style:language-complex="ar" style:country-complex="SA"/>
    </style:style>
    <style:style style:name="P27" style:family="paragraph" style:parent-style-name="Standard">
      <style:text-properties fo:color="#000000" fo:language="en" fo:country="US" fo:font-style="normal" officeooo:rsid="001a97fe" officeooo:paragraph-rsid="0011d469" style:font-style-asian="normal" style:language-complex="ar" style:country-complex="SA" style:font-style-complex="normal"/>
    </style:style>
    <style:style style:name="P28" style:family="paragraph" style:parent-style-name="Text_20_body" style:master-page-name="">
      <style:paragraph-properties fo:margin-left="1.27cm" fo:margin-right="0cm" fo:margin-top="0cm" fo:margin-bottom="0.212cm" loext:contextual-spacing="false" fo:text-align="justify" style:justify-single-word="false" fo:orphans="2" fo:widows="2" fo:text-indent="0cm" style:auto-text-indent="false" style:page-number="auto" style:writing-mode="lr-tb"/>
    </style:style>
    <style:style style:name="P29" style:family="paragraph" style:parent-style-name="Body" style:master-page-name="">
      <style:paragraph-properties fo:margin-left="1.27cm" fo:margin-right="0cm" fo:margin-top="0.212cm" fo:margin-bottom="0.212cm" loext:contextual-spacing="false" fo:text-align="justify" style:justify-single-word="false" fo:orphans="2" fo:widows="2" fo:text-indent="0cm" style:auto-text-indent="false" style:page-number="auto" style:writing-mode="lr-tb">
        <style:tab-stops>
          <style:tab-stop style:position="10.001cm"/>
        </style:tab-stops>
      </style:paragraph-properties>
      <style:text-properties fo:language="en" fo:country="US" style:language-complex="ar" style:country-complex="SA"/>
    </style:style>
    <style:style style:name="P30" style:family="paragraph" style:parent-style-name="Preformatted_20_Text">
      <style:text-properties fo:color="#000000" fo:language="en" fo:country="US" fo:font-style="normal" style:font-style-asian="normal" style:language-complex="ar" style:country-complex="SA" style:font-style-complex="normal"/>
    </style:style>
    <style:style style:name="P31" style:family="paragraph" style:parent-style-name="Preformatted_20_Text">
      <style:text-properties officeooo:paragraph-rsid="0009c6ce"/>
    </style:style>
    <style:style style:name="P32" style:family="paragraph" style:parent-style-name="Preformatted_20_Text">
      <style:text-properties officeooo:paragraph-rsid="000c2da7"/>
    </style:style>
    <style:style style:name="P33" style:family="paragraph" style:parent-style-name="Preformatted_20_Text">
      <style:paragraph-properties fo:margin-top="0cm" fo:margin-bottom="0.499cm" loext:contextual-spacing="false"/>
    </style:style>
    <style:style style:name="P34" style:family="paragraph" style:parent-style-name="Code_20_Snipet">
      <style:paragraph-properties fo:margin-top="0.007cm" fo:margin-bottom="0.007cm" loext:contextual-spacing="false" fo:line-height="100%" fo:text-align="start" style:justify-single-word="false"/>
      <style:text-properties fo:language="en" fo:country="US" style:language-complex="ar" style:country-complex="SA"/>
    </style:style>
    <style:style style:name="P35" style:family="paragraph" style:parent-style-name="Code_20_Snipet">
      <style:paragraph-properties fo:margin-top="0.007cm" fo:margin-bottom="0.007cm" loext:contextual-spacing="false" fo:line-height="100%" fo:text-align="start" style:justify-single-word="false"/>
    </style:style>
    <style:style style:name="P36"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37"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38" style:family="paragraph" style:parent-style-name="Heading_20_1">
      <style:text-properties fo:language="en" fo:country="US" style:language-complex="ar" style:country-complex="SA"/>
    </style:style>
    <style:style style:name="P39" style:family="paragraph" style:parent-style-name="Heading_20_1">
      <style:paragraph-properties fo:break-before="page"/>
      <style:text-properties fo:language="en" fo:country="US" style:language-complex="ar" style:country-complex="SA"/>
    </style:style>
    <style:style style:name="P40" style:family="paragraph" style:parent-style-name="Heading_20_2">
      <style:text-properties fo:language="en" fo:country="US" style:language-complex="ar" style:country-complex="SA"/>
    </style:style>
    <style:style style:name="P41" style:family="paragraph" style:parent-style-name="Body" style:list-style-name="L1">
      <style:text-properties fo:language="en" fo:country="US" style:language-complex="ar" style:country-complex="SA"/>
    </style:style>
    <style:style style:name="P42" style:family="paragraph" style:parent-style-name="Body" style:list-style-name="L2">
      <style:text-properties fo:language="en" fo:country="US" style:language-complex="ar" style:country-complex="SA"/>
    </style:style>
    <style:style style:name="P43" style:family="paragraph" style:parent-style-name="Body" style:list-style-name="L3">
      <style:paragraph-properties fo:text-align="start" style:justify-single-word="false"/>
      <style:text-properties fo:language="en" fo:country="US" style:language-complex="ar" style:country-complex="SA"/>
    </style:style>
    <style:style style:name="P44" style:family="paragraph" style:parent-style-name="Body" style:list-style-name="L4">
      <style:paragraph-properties fo:text-align="start" style:justify-single-word="false"/>
    </style:style>
    <style:style style:name="P45" style:family="paragraph" style:parent-style-name="Body">
      <style:text-properties fo:color="#000000" fo:language="en" fo:country="US" fo:font-style="normal" officeooo:rsid="001a97fe" officeooo:paragraph-rsid="0009c6ce" style:font-style-asian="normal" style:language-complex="ar" style:country-complex="SA" style:font-style-complex="normal"/>
    </style:style>
    <style:style style:name="P46"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47" style:family="paragraph" style:parent-style-name="Definition_20_Term">
      <style:text-properties fo:language="en" fo:country="US" style:language-complex="ar" style:country-complex="SA"/>
    </style:style>
    <style:style style:name="T1" style:family="text">
      <style:text-properties style:font-name="Courier New2"/>
    </style:style>
    <style:style style:name="T2" style:family="text">
      <style:text-properties style:font-name="Courier New2" fo:language="en" fo:country="US" style:language-complex="ar" style:country-complex="SA"/>
    </style:style>
    <style:style style:name="T3" style:family="text">
      <style:text-properties fo:language="en" fo:country="US" style:language-complex="ar" style:country-complex="SA"/>
    </style:style>
    <style:style style:name="T4" style:family="text">
      <style:text-properties fo:font-size="14pt" fo:font-weight="normal" style:font-size-asian="14pt" style:font-weight-asian="normal"/>
    </style:style>
    <style:style style:name="T5"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6" style:family="text">
      <style:text-properties style:font-name="Courier New"/>
    </style:style>
    <style:style style:name="T7" style:family="text">
      <style:text-properties style:font-name="Proforma" fo:font-size="9pt" fo:language="en" fo:country="US" style:language-complex="ar" style:country-complex="SA"/>
    </style:style>
    <style:style style:name="T8" style:family="text">
      <style:text-properties fo:font-style="italic" style:font-style-asian="italic" style:font-style-complex="italic"/>
    </style:style>
    <style:style style:name="T9" style:family="text">
      <style:text-properties fo:font-style="italic" officeooo:rsid="000abef7" style:font-style-asian="italic" style:font-style-complex="italic"/>
    </style:style>
    <style:style style:name="T10" style:family="text">
      <style:text-properties style:text-position="super 58%"/>
    </style:style>
    <style:style style:name="T11" style:family="text">
      <style:text-properties officeooo:rsid="000c2da7"/>
    </style:style>
    <style:style style:name="T12" style:family="text">
      <style:text-properties style:font-name="Courier New1"/>
    </style:style>
    <style:style style:name="T13" style:family="text">
      <style:text-properties style:font-name="Courier New1" officeooo:rsid="000abef7"/>
    </style:style>
    <style:style style:name="T14" style:family="text">
      <style:text-properties style:font-name="Courier New1" officeooo:rsid="0011d469"/>
    </style:style>
    <style:style style:name="T15" style:family="text">
      <style:text-properties style:font-name="Courier New1" officeooo:rsid="00125ee3"/>
    </style:style>
    <style:style style:name="T16" style:family="text">
      <style:text-properties officeooo:rsid="0011d469"/>
    </style:style>
    <style:style style:name="T17" style:family="text">
      <style:text-properties officeooo:rsid="000abef7"/>
    </style:style>
    <style:style style:name="T18" style:family="text">
      <style:text-properties officeooo:rsid="00125ee3"/>
    </style:style>
    <style:style style:name="T19" style:family="text">
      <style:text-properties officeooo:rsid="0013df59"/>
    </style:style>
    <style:style style:name="T20" style:family="text">
      <style:text-properties style:font-name="Courier New1" officeooo:rsid="0013df59"/>
    </style:style>
    <style:style style:name="T21" style:family="text">
      <style:text-properties style:font-name="Courier New1" officeooo:rsid="0015a8a4"/>
    </style:style>
    <style:style style:name="T22" style:family="text">
      <style:text-properties officeooo:rsid="0015a8a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changed-region xml:id="ct46214272" text:id="ct46214272">
          <text:insertion>
            <office:change-info>
              <dc:creator>Raymond Augé</dc:creator>
              <dc:date>2016-06-27T09:45:00</dc:date>
            </office:change-info>
          </text:insertion>
        </text:changed-region>
        <text:changed-region xml:id="ct46211808" text:id="ct46211808">
          <text:insertion>
            <office:change-info>
              <dc:creator>Raymond Augé</dc:creator>
              <dc:date>2016-06-27T09:45:00</dc:date>
            </office:change-info>
          </text:insertion>
        </text:changed-region>
        <text:changed-region xml:id="ct46178048" text:id="ct46178048">
          <text:insertion>
            <office:change-info>
              <dc:creator>Raymond Augé</dc:creator>
              <dc:date>2016-06-27T09:45:00</dc:date>
            </office:change-info>
          </text:insertion>
        </text:changed-region>
        <text:changed-region xml:id="ct46213552" text:id="ct46213552">
          <text:insertion>
            <office:change-info>
              <dc:creator>Raymond Augé</dc:creator>
              <dc:date>2016-06-27T10:19:00</dc:date>
            </office:change-info>
          </text:insertion>
        </text:changed-region>
        <text:changed-region xml:id="ct47776448" text:id="ct47776448">
          <text:insertion>
            <office:change-info>
              <dc:creator>Raymond Augé</dc:creator>
              <dc:date>2016-06-27T10:20:00</dc:date>
            </office:change-info>
          </text:insertion>
        </text:changed-region>
        <text:changed-region xml:id="ct47444176" text:id="ct47444176">
          <text:insertion>
            <office:change-info>
              <dc:creator>Raymond Augé</dc:creator>
              <dc:date>2016-06-27T09:47:00</dc:date>
            </office:change-info>
          </text:insertion>
        </text:changed-region>
        <text:changed-region xml:id="ct48210640" text:id="ct48210640">
          <text:insertion>
            <office:change-info>
              <dc:creator>Raymond Augé</dc:creator>
              <dc:date>2016-06-27T10:28:00</dc:date>
            </office:change-info>
          </text:insertion>
        </text:changed-region>
        <text:changed-region xml:id="ct48212144" text:id="ct48212144">
          <text:deletion>
            <office:change-info>
              <dc:creator>Raymond Augé</dc:creator>
              <dc:date>2016-06-27T09:49:00</dc:date>
            </office:change-info>
            <text:p text:style-name="P1">TBD</text:p>
          </text:deletion>
        </text:changed-region>
        <text:changed-region xml:id="ct48227568" text:id="ct48227568">
          <text:insertion>
            <office:change-info>
              <dc:creator>Raymond Augé</dc:creator>
              <dc:date>2016-06-27T09:4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2" draw:name="graphics3" text:anchor-type="paragraph" svg:width="17.78cm" svg:height="7.893cm" draw:z-index="0"><draw:image xlink:href="Pictures/1000020100000427000001D8206BBB5DEC1E9322.png" xlink:type="simple" xlink:show="embed" xlink:actuate="onLoad"/></draw:frame></text:p>
      <text:p text:style-name="P24"><text:user-defined style:data-style-name="N0" text:name="RFC Title">RFC 222: Declarative Services Updates</text:user-defined></text:p>
      <text:p text:style-name="P24"><text:span text:style-name="T4">Draft<text:line-break/><text:line-break/></text:span><text:span text:style-name="T4"><text:page-count style:num-format="1">14</text:page-count></text:span><text:span text:style-name="T4"> Pages</text:span></text:p>
      <text:p text:style-name="P16">Abstract</text:p>
      <text:p text:style-name="P17">Updates to Declarative Services for Release 7.</text:p>
      <text:p text:style-name="P9"/>
      <text:h text:style-name="P39" text:outline-level="1" text:restart-numbering="true" text:start-value="-1">Document Information</text:h>
      <text:h text:style-name="P40" text:outline-level="2">License</text:h>
      <text:p text:style-name="P11">DISTRIBUTION AND FEEDBACK LICENSE, Version 2.0</text:p>
      <text:p text:style-name="P2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5"/>
      <text:p text:style-name="P2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5"/>
      <text:p text:style-name="P2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5">NEITHER THE OSGi ALLIANCE NOR ANY THIRD PARTY WILL BE LIABLE FOR ANY DIRECT, INDIRECT, SPECIAL, INCIDENTAL OR CONSEQUENTIAL DAMAGES ARISING OUT OF OR RELATING TO ANY USE OR DISTRIBUTION OF THE DISTRIBUTION. </text:p>
      <text:p text:style-name="P25"/>
      <text:p text:style-name="P2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5"/>
      <text:p text:style-name="P2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5"/>
      <text:p text:style-name="P25"><text:soft-page-break/>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6"/>
      <text:p text:style-name="P26">I HEREBY ACKNOWLEDGE AND AGREE TO THE TERMS AND CONDITIONS DELINEATED ABOVE.</text:p>
      <text:h text:style-name="P40" text:outline-level="2">Trademarks</text:h>
      <text:p text:style-name="P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0" text:outline-level="2">Feedback</text:h>
      <text:p text:style-name="Body"><text:span text:style-name="T3">This document can be downloaded from the OSGi Alliance design repository at </text:span><text:a xlink:type="simple" xlink:href="https://github.com/osgi/design" text:style-name="Internet_20_link" text:visited-style-name="Visited_20_Internet_20_Link"><text:span text:style-name="T3">https://github.com/osgi/design</text:span></text:a><text:span text:style-name="T3"> The public can provide feedback about this document by opening a bug at https://www.osgi.org/bugzilla/.</text:span></text:p>
      <text:h text:style-name="P4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6">0 Document Information<text:tab/>2</text:p>
          <text:p text:style-name="P37">0.1 License<text:tab/>2</text:p>
          <text:p text:style-name="P37">0.2 Trademarks<text:tab/>3</text:p>
          <text:p text:style-name="P37">0.3 Feedback<text:tab/>3</text:p>
          <text:p text:style-name="P37">0.4 Table of Contents<text:tab/>3</text:p>
          <text:p text:style-name="P37">0.5 Terminology and Document Conventions<text:tab/>4</text:p>
          <text:p text:style-name="P37">0.6 Revision History<text:tab/>4</text:p>
          <text:p text:style-name="P36">1 Introduction<text:tab/>5</text:p>
          <text:p text:style-name="P36">2 Application Domain<text:tab/>5</text:p>
          <text:p text:style-name="P36">3 Problem Description<text:tab/>5</text:p>
          <text:p text:style-name="P37">3.1 Component Factory Properties (Bug 2800)<text:tab/>5</text:p>
          <text:p text:style-name="P37">3.2 Component Reclamation (Bug 2801)<text:tab/>6</text:p>
          <text:p text:style-name="P37">3.3 Constructor Injection (Bug 2790, Public Bug 179)<text:tab/>6</text:p>
          <text:p text:style-name="P37">3.4 Mapped Field Injection (RFP 178)<text:tab/>6</text:p>
          <text:p text:style-name="P37">3.5 Field injection of component activation objects (Bug 2902)<text:tab/>7</text:p>
          <text:p text:style-name="P37">3.6 Logger Support<text:tab/>7</text:p>
          <text:p text:style-name="P36">4 Requirements<text:tab/>7</text:p>
          <text:p text:style-name="P36"><text:soft-page-break/>5 Technical Solution<text:tab/>8</text:p>
          <text:p text:style-name="P37">5.1 Schema namespace update<text:tab/>8</text:p>
          <text:p text:style-name="P37">5.2 Component Factory Properties<text:tab/>8</text:p>
          <text:p text:style-name="P37">5.3 Component Reclamation<text:tab/>8</text:p>
          <text:p text:style-name="P37">5.4 Constructor Injection<text:tab/>9</text:p>
          <text:p text:style-name="P37">5.5 Mapped Field Injection<text:tab/>9</text:p>
          <text:p text:style-name="P37">5.6 Field injection of component activation objects<text:tab/>9</text:p>
          <text:p text:style-name="P37">5.7 Logger Support<text:tab/>9</text:p>
          <text:p text:style-name="P36">6 Data Transfer Objects<text:tab/>10</text:p>
          <text:p text:style-name="P36">7 Javadoc<text:tab/>10</text:p>
          <text:p text:style-name="P36">8 Considered Alternatives<text:tab/>11</text:p>
          <text:p text:style-name="P37">8.1 Field injection of component activation objects<text:tab/>11</text:p>
          <text:p text:style-name="P37">8.2 Component Reclamation<text:tab/>11</text:p>
          <text:p text:style-name="P36">9 Security Considerations<text:tab/>12</text:p>
          <text:p text:style-name="P36">10 Document Support<text:tab/>12</text:p>
          <text:p text:style-name="P37">10.1 References<text:tab/>12</text:p>
          <text:p text:style-name="P37">10.2 Author’s Address<text:tab/>12</text:p>
          <text:p text:style-name="P37">10.3 Acronyms and Abbreviations<text:tab/>13</text:p>
          <text:p text:style-name="P37">10.4 End of Document<text:tab/>13</text:p>
        </text:index-body>
      </text:table-of-content>
      <text:p text:style-name="P9"/>
      <text:h text:style-name="P40" text:outline-level="2">Terminology and Document Conventions</text:h>
      <text:p text:style-name="P9">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9"><text:span text:style-name="T6">Source code is shown in this typeface</text:span>.</text:p>
      <text:h text:style-name="P40" text:outline-level="2">Revision History</text:h>
      <text:p text:style-name="P9">The last named individual in this history is currently responsible for this document.</text:p>
      <text:p text:style-name="P9"/>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4">Revision</text:p>
            </table:table-cell>
            <table:table-cell table:style-name="Table1.A1" office:value-type="string">
              <text:p text:style-name="P14">Date</text:p>
            </table:table-cell>
            <table:table-cell table:style-name="Table1.C1" office:value-type="string">
              <text:p text:style-name="P14">Comments</text:p>
            </table:table-cell>
          </table:table-row>
        </table:table-header-rows>
        <table:table-row table:style-name="Table1.2">
          <table:table-cell table:style-name="Table1.A1" office:value-type="string">
            <text:p text:style-name="P19">Initial</text:p>
          </table:table-cell>
          <table:table-cell table:style-name="Table1.B2" office:value-type="date" office:date-value="2016-04-13">
            <text:p text:style-name="P18">2016-04-13</text:p>
          </table:table-cell>
          <table:table-cell table:style-name="Table1.C1" office:value-type="string">
            <text:p text:style-name="P18">Initial draft</text:p>
            <text:p text:style-name="P18">BJ Hargrave, IBM</text:p>
          </table:table-cell>
        </table:table-row>
        <table:table-row table:style-name="Table1.2">
          <table:table-cell table:style-name="Table1.A4" office:value-type="string">
            <text:p text:style-name="P19">2<text:span text:style-name="T10">nd</text:span> draft</text:p>
          </table:table-cell>
          <table:table-cell table:style-name="Table1.B3" office:value-type="date" office:date-value="2016-04-14">
            <text:p text:style-name="P18">2016-04-14</text:p>
          </table:table-cell>
          <table:table-cell table:style-name="Table1.C4" office:value-type="string">
            <text:p text:style-name="P18">Add design for component reclamation and field injection of component activation objects.</text:p>
            <text:p text:style-name="P18">BJ Hargrave IBM</text:p>
          </table:table-cell>
        </table:table-row>
        <text:soft-page-break/>
        <table:table-row table:style-name="Table1.2">
          <table:table-cell table:style-name="Table1.A4" office:value-type="string">
            <text:p text:style-name="P19">3<text:span text:style-name="T10">rd</text:span> draft</text:p>
          </table:table-cell>
          <table:table-cell table:style-name="Table1.B3" office:value-type="date" office:date-value="2016-04-19">
            <text:p text:style-name="P18">2016-04-19</text:p>
          </table:table-cell>
          <table:table-cell table:style-name="Table1.C4" office:value-type="string">
            <text:p text:style-name="P18">After review at CPEG meeting. Updated design for component reclamation and field injection of component activation objects. Added use case for constructor injections. Added Logger support from RFC 219.</text:p>
            <text:p text:style-name="P18">BJ Hargrave, IBM</text:p>
          </table:table-cell>
        </table:table-row>
        <table:table-row table:style-name="Table1.2">
          <table:table-cell table:style-name="Table1.A5" office:value-type="string">
            <text:p text:style-name="P20"><text:change-start text:change-id="ct46214272"/>4<text:span text:style-name="T10">th</text:span> draft<text:change-end text:change-id="ct46214272"/></text:p>
          </table:table-cell>
          <table:table-cell table:style-name="Table1.B3" office:value-type="date" office:date-value="2016-06-27">
            <text:p text:style-name="P21"><text:change-start text:change-id="ct46211808"/>2016-06-27<text:change-end text:change-id="ct46211808"/></text:p>
          </table:table-cell>
          <table:table-cell table:style-name="Table1.C5" office:value-type="string">
            <text:p text:style-name="P22">Add design for Mapped<text:change-start text:change-id="ct46178048"/> Field Injection based on RFP-178.</text:p>
            <text:p text:style-name="P22">Carlos Sierra, Liferay<text:change-end text:change-id="ct46178048"/><text:change-start text:change-id="ct46213552"/></text:p>
            <text:p text:style-name="P23">Raymond Aug<text:change-end text:change-id="ct46213552"/><text:change-start text:change-id="ct47776448"/>é, Liferay<text:change-end text:change-id="ct47776448"/></text:p>
          </table:table-cell>
        </table:table-row>
      </table:table>
      <text:p text:style-name="P9"/>
      <text:h text:style-name="P38" text:outline-level="1">Introduction</text:h>
      <text:p text:style-name="P9">This RFC collects a numbers of requested enhancements to Declarative Services that were suggested after Release 6 design work was completed. </text:p>
      <text:h text:style-name="P38" text:outline-level="1">Application Domain</text:h>
      <text:p text:style-name="P9">Declarative Services (DS) was first released in 2005 as part of Release 4. From the Version 1.0 spec:</text:p>
      <text:p text:style-name="P28"><text:span text:style-name="T3">The service component model uses a declarative model for publishing, finding and binding to OSGi services. This model simplifies the task of authoring OSGi services by performing the work of registering the service and handling service dependencies. This minimizes the amount of code a program- mer has to write; it also allows service components to be loaded only when they are needed. As a result, bundles need not provide a BundleActivator class to collaborate with others through the service registry.</text:span><text:span text:style-name="T7"> </text:span></text:p>
      <text:p text:style-name="P9">DS has proven a popular and useful way of developing for OSGi. There have been 3 updates to the spec resulting in the current Version 1.3 in Release 6.</text:p>
      <text:h text:style-name="P38" text:outline-level="1"><text:soft-page-break/>Problem Description</text:h>
      <text:h text:style-name="Heading_20_2" text:outline-level="2">Component Factory Properties (Bug 2800)</text:h>
      <text:p text:style-name="P9">Currently factory components can only have 2 service properties, component.name and component.factory. See 112.2.4 Factory Component.</text:p>
      <text:p text:style-name="P9">It would be useful to allow a ComponentFactory service to have additional service properties. For example, a discussion of possible Device Access changes resulted in an alternate proposal using ComponentFactory. But this proposal utilized some service properties on the ComponentFactory service. Currently this could only be done through the value of the factory attribute which results in the component.factory service property.</text:p>
      <text:h text:style-name="Heading_20_2" text:outline-level="2">Component Reclamation (Bug 2801)</text:h>
      <text:p text:style-name="P9">With the current DS spec, a service can either be lazy or immediate. Neglecting configuration policy and satisfying of references, an immediate service is activate as soon as possible and deactivated when the bundle is stopped. A lazy component is only activated if someone else is using it, and deactivated once it's not used anymore. For the examples below I used Event Admin, as everyone is familiar with it; but it's applicable for other scenarios, usually whiteboard related.</text:p>
      <text:p text:style-name="P9">There are at least two consequences of the lazy behavior:</text:p>
      <text:list xml:id="list1357165919211801258" text:style-name="L1">
        <text:list-item>
          <text:p text:style-name="P41">A lazy component might create a burden on the system. For example, if an EventHandler is lazy and the handler is activated and deactivated for each event it's receiving, a lot of activation/deactivation of that service might happen, even concurrently. Of course, an event admin implementation can keep the service once it's send the first event. Making the EventHandler immediate reduces the burden in any case.</text:p>
        </text:list-item>
        <text:list-item>
          <text:p text:style-name="P41">If a service wants to store information in between usages, for example if an EventHandler wants to count how often it was invoked, immediate is the only option. Of course, if the service becomes unsatisfied or the bundle is restarted the state is lost. However, in many cases keeping state in this way is sufficient. </text:p>
        </text:list-item>
      </text:list>
      <text:p text:style-name="P9">For use case like the above mentioned, immediate works but comes with the penalty that the service is activated as soon as possible, even if it is not used. For example, if there is no EventAdmin the EventHandler is activated nevertheless.</text:p>
      <text:p text:style-name="P9">Therefore it would be nice to have an option in between immediate and lazy: the service is activated like it is lazy but deactivated like it is immediate.</text:p>
      <text:h text:style-name="Heading_20_2" text:outline-level="2">Constructor Injection (Bug 2790, Public Bug 179)</text:h>
      <text:p text:style-name="P9">Method injection was the original dependency injection technique supported in DS. In Version 1.3, field injection support was added. Both of these techniques require the use of non-final field since the fields must be updatable after object construction. There is interest in also supporting constructor injection to allow the injected component instances to be stored in final fields.</text:p>
      <text:p text:style-name="P9">Also, a component implementation super type constructor may require objects such as component activation objects or bound services or information obtainable from them. Supporting constructor injection of component activation objects and bound services will support this. </text:p>
      <text:h text:style-name="Heading_20_2" text:outline-level="2"><text:soft-page-break/>Mapped Field Injection (RFP 178)</text:h>
      <text:p text:style-name="P3">When having multiple instances of the same service interface, often a key property is used to identify and differentiate these instances. When using these service instances from a DS component, it makes sense to collect these services and map them by their key property. </text:p>
      <text:p text:style-name="P3">For example using the good old method injection:</text:p>
      <text:p text:style-name="P30"><text:bookmark text:name="comment_text_0"/><text:s text:c="5"/>Map&lt;String, SomeService&gt; services = new ConcurrentHashMap&lt;&gt;();</text:p>
      <text:p text:style-name="Preformatted_20_Text"/>
      <text:p text:style-name="Preformatted_20_Text"><text:s text:c="5"/>@Reference(</text:p>
      <text:p text:style-name="Preformatted_20_Text"><text:tab/>cardinality=ReferenceCardinality.MULTIPLE,</text:p>
      <text:p text:style-name="Preformatted_20_Text"><text:tab/>policy=ReferencePolicy.DYNAMIC)</text:p>
      <text:p text:style-name="Preformatted_20_Text"><text:s text:c="5"/>void addService(SomeService s, Map&lt;String, Object&gt; properties){</text:p>
      <text:p text:style-name="Preformatted_20_Text"><text:s text:c="9"/>String key = (String)properties.get("keyProperty");</text:p>
      <text:p text:style-name="Preformatted_20_Text"><text:s text:c="9"/>services.put(key, s);</text:p>
      <text:p text:style-name="Preformatted_20_Text"><text:s text:c="5"/>}</text:p>
      <text:p text:style-name="Preformatted_20_Text"/>
      <text:p text:style-name="Preformatted_20_Text"><text:s text:c="5"/>void removeService(SomeService s, Map&lt;String, Object&gt; properties){</text:p>
      <text:p text:style-name="Preformatted_20_Text"><text:s text:c="9"/>String key = (String)properties.get("keyProperty");</text:p>
      <text:p text:style-name="Preformatted_20_Text"><text:s text:c="9"/>services.remove(key);</text:p>
      <text:p text:style-name="P33"><text:s text:c="5"/>}</text:p>
      <text:p text:style-name="P3">However, this is currently not possible using field injection.<text:change-start text:change-id="ct47444176"/></text:p>
      <text:p text:style-name="P1">This approach also does not take into account the arrival and leaving time of the services and the ordering based on service ranking. In the event that two services with the same key arrive and one of them leaves, complex logic is required.<text:change-end text:change-id="ct47444176"/></text:p>
      <text:h text:style-name="Heading_20_2" text:outline-level="2">Field injection of component activation objects (Bug 2902)</text:h>
      <text:p text:style-name="P9">In many cases the activate method is only implemented to receive the ComponentContext, BundleContext or configuration and store it in a field. Similarly the deactivate method might be implemented to null out these fields - this allows service methods to check whether a component is active or not.</text:p>
      <text:p text:style-name="P9">To reduce this boilerplate code, we could support annotating fields with @Activate. The type of a field can be one of the types supported by the activate method and are set before any component method is called.</text:p>
      <text:h text:style-name="Heading_20_2" text:outline-level="2">Logger Support</text:h>
      <text:p text:style-name="Body"><text:span text:style-name="T3">RFC 219 Log Service Update adds support for named loggers. </text:span>Since logging is both important and needed early in code execution, DS must add special support for injecting Logger and FormatterLogger objects even though they themselves are not services.</text:p>
      <text:h text:style-name="P38" text:outline-level="1"><text:soft-page-break/>Requirements</text:h>
      <text:p text:style-name="Body">DS-0010 – Provide a means to define configurable services properties for ComponentFactory services. These are separate from the service properties of the component instances constructed by the ComponentFactory service.</text:p>
      <text:p text:style-name="Body">DS-0030 – Provide a means to support injecting bound services to a component constructor.</text:p>
      <text:p text:style-name="Body">DS-0031 – Provide a means to support injecting component activation objects to a component constructor.</text:p>
      <text:p text:style-name="Body">DS-0040 – Provide a means to inject a map of keyed services. The means must allow the key name to be specified and also whether the multiple values for the key are supported.</text:p>
      <text:p text:style-name="Body">DS-0041 – The type of the key and the type of the value, for DS-0040, must be specifiable or inferred from the generics types of annotated Map field.</text:p>
      <text:p text:style-name="Body">DS-0050 – Provide a means to inject component activation objects into fields.</text:p>
      <text:p text:style-name="Body">DS-0060 – Provide a means to inject Logger objects into a service component where the Logger objects are obtained from the LoggerFactory by SCR.</text:p>
      <text:p text:style-name="Body">DS-1000 – All solutions must provide a way to utilize them via Annotations as well as via the component description xml.</text:p>
      <text:p text:style-name="P9"/>
      <text:h text:style-name="P38" text:outline-level="1">Technical Solution</text:h>
      <text:h text:style-name="Heading_20_2" text:outline-level="2">Schema namespace update</text:h>
      <text:p text:style-name="Body">The XML schema namespace is updated to <text:span text:style-name="T1">http://www.osgi.org/xmlns/scr/v1.4.0</text:span> for the new features being added below.</text:p>
      <text:h text:style-name="Heading_20_2" text:outline-level="2">Component Factory Properties</text:h>
      <text:p text:style-name="P9">TBD</text:p>
      <text:h text:style-name="Heading_20_2" text:outline-level="2"><text:soft-page-break/>Compo<text:change-start text:change-id="ct48210640"/><text:span text:style-name="T16">­</text:span><text:change-end text:change-id="ct48210640"/>nent Reclamation</text:h>
      <text:p text:style-name="P9">Prototype scope service component instances must be reclaimed when released since they cannot be used again. Singleton scope service component instances may be reused by any bundle after being released and bundle scope service component instances may be reused by the same bundle again after being released.</text:p>
      <text:p text:style-name="P9">Section 112.5.4 Delayed Component is updated to replace:</text:p>
      <text:p text:style-name="P29">If the service registered by a component configuration becomes unused because there are no more bundles using it, then SCR should deactivate that component configuration. This allows SCR imple- mentations to eagerly reclaim activated component configurations.</text:p>
      <text:p text:style-name="P9">with</text:p>
      <text:p text:style-name="P29">If the service has the <text:span text:style-name="T1">scope</text:span> attribute set to <text:span text:style-name="T1">prototype</text:span>, SCR must deactivate a component configuration when it stops being used as a service object since the component configuration must not be reused as a service object. If the service has the <text:span text:style-name="T1">scope</text:span> attribute set to <text:span text:style-name="T1">singleton</text:span> or <text:span text:style-name="T1">bundle</text:span>, SCR must deactivate a component configuration when it stops being used as a service object after a delay since the component configuration may be reused as a service object in the near future. This allows SCR implementations to reclaim component configurations not in use while attempting to avoid deactivating a component configuration only to have to quickly activate a new component configuration for a new service request. The delay amount is implementation specific and may be zero.</text:p>
      <text:p text:style-name="P9"/>
      <text:h text:style-name="Heading_20_2" text:outline-level="2">Constructor Injection</text:h>
      <text:p text:style-name="P9">TBD</text:p>
      <text:h text:style-name="Heading_20_2" text:outline-level="2">Mapped Field Injection</text:h>
      <text:p text:style-name="P1"><text:change text:change-id="ct48212144"/><text:change-start text:change-id="ct48227568"/><text:span text:style-name="T17">The </text:span><text:span text:style-name="T9">component</text:span><text:span text:style-name="T17"> element will define a </text:span><text:span text:style-name="T13">key-</text:span><text:span text:style-name="T14">p</text:span><text:span text:style-name="T13">roperty</text:span><text:span text:style-name="T17"> attribute which, when the field strategy is being used, triggers mapping. The value of the attribute is the name of a service property which must exist in the targeted services’ properties. This property will enrich the target filter with it’s </text:span><text:span text:style-name="T9">existence</text:span><text:span text:style-name="T17">.</text:span></text:p>
      <text:p text:style-name="P7">The <text:span text:style-name="T12">key-</text:span><text:span text:style-name="T15">p</text:span><text:span text:style-name="T12">roperty</text:span> attribute will also disambiguate the Mapped field injection scenario from the service property Map field injection scenario.</text:p>
      <text:p text:style-name="P7"><text:span text:style-name="T18">Using the </text:span><text:span text:style-name="T15">key-property</text:span><text:span text:style-name="T18"> attribute on a field which is not of type </text:span><text:span text:style-name="T15">Map&lt;String, [serviceType|List&lt;serviceType&gt;]&gt;</text:span><text:span text:style-name="T18"> is an error.</text:span></text:p>
      <text:p text:style-name="P6">The implementation shall rely on the behavior already defined for <text:span text:style-name="T20">Map&lt;ServiceReference</text:span><text:span text:style-name="T21">&lt;?&gt;</text:span><text:span text:style-name="T20">, ?&gt;</text:span> while simply adding a <text:span text:style-name="T8">view</text:span> backed by <text:span text:style-name="T22">it</text:span>.</text:p>
      <text:p text:style-name="P27">The implementation must take into account the “service.ranking” property to order multiple services that may fall under the same key. In the case of a single valued service map the “best” service becomes the value. In a multi-valued service map the order is normal service ordering.</text:p>
      <text:p text:style-name="P5">One service might be associated with several different keys in the case of multi valued properties. <text:span text:style-name="T22">The size of the map does not necessarily reflect the number of matching services.</text:span></text:p>
      <text:p text:style-name="P8">Q: Should multiple cardinality be automatically implied?</text:p>
      <text:p text:style-name="P1"><text:soft-page-break/>Examples:</text:p>
      <text:p text:style-name="P31"><text:s text:c="4"/>@Reference(</text:p>
      <text:p text:style-name="P32"><text:s text:c="8"/>key<text:span text:style-name="T11">P</text:span>roperty=”a.property”</text:p>
      <text:p text:style-name="P32"><text:s text:c="4"/>)</text:p>
      <text:p text:style-name="P31"><text:s text:c="4"/>Map&lt;String, SomeService&gt; someServiceMap;</text:p>
      <text:p text:style-name="P31"/>
      <text:p text:style-name="P31"><text:s text:c="4"/>@Reference(</text:p>
      <text:p text:style-name="P32"><text:s text:c="8"/>key<text:span text:style-name="T11">P</text:span>roperty=”a.property”</text:p>
      <text:p text:style-name="P32"><text:s text:c="4"/>)</text:p>
      <text:p text:style-name="P31"><text:s text:c="4"/>Map&lt;String, List&lt;SomeService&gt;&gt; someServiceMap;</text:p>
      <text:p text:style-name="P31"/>
      <text:p text:style-name="P1">In the first of the former example we are defining a single valued Map using the value of “<text:span text:style-name="T12">a.property</text:span>” property as the map's key. In the second we are creating a multi valued map using the same property value as key, but we request for a Map&lt;String, List&lt;SomeService&gt;&gt;.<text:change-end text:change-id="ct48227568"/></text:p>
      <text:h text:style-name="Heading_20_2" text:outline-level="2">Field injection of component activation objects</text:h>
      <text:p text:style-name="P9">A new <text:span text:style-name="T1">activation-fields</text:span> attribute is defined for the <text:span text:style-name="T1">&lt;component&gt;</text:span> element which names the instance fields in the component implementation class which are to be injected with component activation objects. This attribute must contain a whitespace separated list of field names. </text:p>
      <text:p text:style-name="P9">An activation field must be one of the following types:</text:p>
      <text:list xml:id="list4556692875521839904" text:style-name="L2">
        <text:list-item>
          <text:p text:style-name="P42"><text:span text:style-name="T1">ComponentContext</text:span> - The field will be set to the Component Context for the component configuration.</text:p>
        </text:list-item>
        <text:list-item>
          <text:p text:style-name="P42"><text:span text:style-name="T1">BundleContext</text:span> - The field will be set the Bundle Context of the component's bundle.</text:p>
        </text:list-item>
        <text:list-item>
          <text:p text:style-name="P42"><text:span text:style-name="T1">Map</text:span> - The field will be set with an unmodifiable Map containing the component properties.</text:p>
        </text:list-item>
        <text:list-item>
          <text:p text:style-name="P42">A component property type - The field will be set with an instance of the component property type which allows type safe access to component properties defined by the component property type.</text:p>
        </text:list-item>
      </text:list>
      <text:p text:style-name="P9">Only non-final instance fields of the field types above are supported. If an activation field is declared with the <text:span text:style-name="T1">static</text:span> modifier, the <text:span text:style-name="T1">final</text:span> modifier, or has a type other than one of the above, SCR must log an error message with the Log Service, if present, and the field must not be modified.</text:p>
      <text:p text:style-name="P9">When using activation fields, SCR must set the activation fields in the component instance at component activation. The fields must be set after the component instance constructor completes and before any other method, such as the activate method, is called. That is, there is a <text:span text:style-name="T8">happens-before</text:span> relationship between the fields being set and any method being called on the fully constructed component instance.</text:p>
      <text:p text:style-name="P9">A modified method must be specified if the component requires notification of component property modification. A deactivate method must be specified if the component requires notification of deactivation.</text:p>
      <text:p text:style-name="P9">Fields can be declared private in the component class but are only looked up in the inheritance chain when they are protected, public, or have default access.</text:p>
      <text:p text:style-name="P9">The <text:span text:style-name="T1">Activate</text:span> annotation is modified to allow it to be applied to fields. Applying the <text:span text:style-name="T1">Activate</text:span> annotation to a field will add that field to the <text:span text:style-name="T1">activation-field</text:span> attribute of the <text:span text:style-name="T1">&lt;component&gt;</text:span> element. Multiple fields can be annotated with <text:span text:style-name="T1">Activate</text:span> as well as an activate method.</text:p>
      <text:h text:style-name="Heading_20_2" text:outline-level="2"><text:soft-page-break/>Logger Support</text:h>
      <text:p text:style-name="Body">DS must add special support for injecting <text:span text:style-name="T1">Logger</text:span> and <text:span text:style-name="T1">FormatterLogger</text:span> objects even though they themselves are not services. When a component references the <text:span text:style-name="T1">Logger</text:span> or <text:span text:style-name="T1">FormatterLogger</text:span> types, SCR must get first get the <text:span text:style-name="T1">LoggerFactory</text:span> service matching the reference and then call the <text:span text:style-name="T1">getLogger(String, Class)</text:span> <text:s/>method passing the component implementation class name as the first argument and the <text:span text:style-name="T1">Logger</text:span> type as the second argument. The returned <text:span text:style-name="T1">Logger</text:span> object is then injected for the reference, rather than the <text:span text:style-name="T1">LoggerFactory</text:span> service used to create the Logger.</text:p>
      <text:p text:style-name="Body">A DS example using Logger:</text:p>
      <text:p text:style-name="P35">@Component</text:p>
      <text:p text:style-name="P35">public class MyComponent {</text:p>
      <text:p text:style-name="P35"><text:s text:c="2"/>@Reference</text:p>
      <text:p text:style-name="P35"><text:s text:c="2"/>private Logger logger;</text:p>
      <text:p text:style-name="P35"><text:s text:c="2"/>@Activate</text:p>
      <text:p text:style-name="P35"><text:s text:c="2"/>void activate(ComponentContext context) {</text:p>
      <text:p text:style-name="P35"><text:s text:c="4"/>logger.trace(“activating component id {}”,</text:p>
      <text:p text:style-name="P35"><text:s text:c="6"/>context.getProperties().get(“component.id”));</text:p>
      <text:p text:style-name="P35"><text:s text:c="2"/>}</text:p>
      <text:p text:style-name="P34">}</text:p>
      <text:h text:style-name="P38" text:outline-level="1">Data Transfer Objects</text:h>
      <text:p text:style-name="P12">RFC 185 defines Data Transfer Objects as a generic means for management solutions to interact with runtime entities in an OSGi Framework. DTOs provides a common, easily serializable representation of the technology.</text:p>
      <text:p text:style-name="P12">For all new functionality added to the OSGi Framework the question should be asked: would this feature benefit from a DTO? The expectation is that in most cases it would.</text:p>
      <text:p text:style-name="P12">The DTOs for the design in this RFC should be described here and if there are no DTOs being defined an explanation should be given explaining why this is not applicable in this case.</text:p>
      <text:p text:style-name="P12">This section is optional and could also be provided in a separate RFC.</text:p>
      <text:h text:style-name="P38" text:outline-level="1"><text:soft-page-break/>Javadoc</text:h>
      <text:p text:style-name="P13"><text:span text:style-name="T5">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3">https://www.osgi.org/members/RFC/Javadoc</text:span></text:a><text:span text:style-name="T5"> </text:span></text:p>
      <text:h text:style-name="P38" text:outline-level="1">Considered Alternatives</text:h>
      <text:p text:style-name="P9"/>
      <text:h text:style-name="Heading_20_2" text:outline-level="2">Field injection of component activation objects</text:h>
      <text:p text:style-name="P9">Activation fields are only set at component activation. They cannot be modified after that for the modified or deactivate life cycle events because of atomicity issues. The following was deleted:</text:p>
      <text:list xml:id="list6717712087252510242" text:style-name="L3">
        <text:list-item>
          <text:p text:style-name="P43">modification - For fields of type <text:span text:style-name="T1">Map</text:span> and component property types which are declared with the <text:span text:style-name="T1">volatile</text:span> modifier, the field is set to the modified component properties before the modified method, if specified, is called. If the field is not declared with the <text:span text:style-name="T1">volatile</text:span> modifier, it is not modified. The field is only modified if declared with the <text:span text:style-name="T1">volatile</text:span> modifier so that field value changes made by SCR are visible to other threads.<text:line-break/>If the component does not specify a modified method or an activation field of type <text:span text:style-name="T1">Map</text:span> or a component property type which is declared <text:span text:style-name="T1">volatile</text:span>, then the component configuration will become unsatisfied if its component properties are modified since there is no way for SCR to provide the modified component properties to the component instance.</text:p>
        </text:list-item>
        <text:list-item>
          <text:p text:style-name="P43">deactivation - For fields which are declared with the <text:span text:style-name="T1">volatile</text:span> modifier, the field is set to <text:span text:style-name="T1">null</text:span> after the deactivate method, if specified, completes. If the field is not declared with the <text:span text:style-name="T1">volatile</text:span> modifier, it is not modified. The field is only modified if declared with the <text:span text:style-name="T1">volatile</text:span> modifier so that field value changes made by SCR are visible to other threads.</text:p>
        </text:list-item>
      </text:list>
      <text:h text:style-name="Heading_20_2" text:outline-level="2">Component Reclamation</text:h>
      <text:p text:style-name="P9">We agreed that the SCR implementation should provide some delay in reclaiming singleton and bundle scope services rather than create new markup for this. Also during CPEG discussion, we concluded that this could only apply to singleton and bundle scope services anyway since prototype services must be reclaimed when released. The following was deleted:</text:p>
      <text:p text:style-name="P9">A new <text:span text:style-name="T1">activation-policy</text:span> attribute is defined for the <text:span text:style-name="T1">&lt;component&gt;</text:span> element. This attribute defines the policy for activating and deactivating the component.The <text:s/><text:span text:style-name="T1">activation-policy</text:span> attribute replaces the <text:span text:style-name="T1">immediate</text:span> attribute which is removed from the schema.</text:p>
      <text:p text:style-name="P9"><text:soft-page-break/>The <text:span text:style-name="T1">activation-policy</text:span> attribute can have one of the following values: </text:p>
      <text:list xml:id="list1727306967223125388" text:style-name="L4">
        <text:list-item>
          <text:p text:style-name="P44"><text:span text:style-name="T1">immediate</text:span> – The component instance must be activated as soon as the component configuration is satisfied. The component instance must remain activated until the component configuration becomes unsatisfied when the component instance must be deactivated. This is the replacement for <text:span text:style-name="T1">immediate=true</text:span>.</text:p>
        </text:list-item>
        <text:list-item>
          <text:p text:style-name="P44"><text:span text:style-name="T2">ondemand</text:span><text:span text:style-name="T3"> – The activation of a component instance must be delayed until there is an actual need for the component instance such as an actual request for the service object. The component instance must remain activate as long as the component instance is in use. If the service registered by a component configuration becomes unused because there are no more bundles using it, then SCR should deactivate the component instance. This allows SCR implementations to eagerly reclaim activated component configurations. This is the replacement for </text:span><text:span text:style-name="T2">immediate=false</text:span><text:span text:style-name="T3">.</text:span></text:p>
        </text:list-item>
        <text:list-item>
          <text:p text:style-name="P44"><text:span text:style-name="T2">delayed</text:span><text:span text:style-name="T3"> – The activation of a component instance must be delayed until there is an actual need for the component instance such as an actual request for the service object. The component instance must remain activated until the component configuration becomes unsatisfied when the component instance must be deactivated. This is a new policy.</text:span></text:p>
        </text:list-item>
      </text:list>
      <text:p text:style-name="P9">The default policy is <text:span text:style-name="T1">immediate</text:span> if the component is not a factory component and does not specify a service. Otherwise the default policy is <text:span text:style-name="T1">ondemand</text:span>.</text:p>
      <text:p text:style-name="P9">Both the <text:span text:style-name="T1">ondemand</text:span> and <text:span text:style-name="T1">delayed</text:span> policies delay activation of component instances until they are actually needed but the <text:span text:style-name="T1">delayed</text:span> policy will keep the component instance activated until it becomes unsatisfied while the <text:span text:style-name="T1">ondemand</text:span> policy will allow SCR to deactivate component instances which are not in use as services.</text:p>
      <text:p text:style-name="P9">The <text:span text:style-name="T1">Component</text:span> annotation is updated to add a new <text:span text:style-name="T1">activationPolicy</text:span> element of type <text:span text:style-name="T1">ActivationPolicy</text:span> which is an enum having the values: <text:span text:style-name="T1">IMMEDIATE</text:span>, <text:span text:style-name="T1">ONDEMAND</text:span>, and <text:span text:style-name="T1">DELAYED</text:span>. The <text:span text:style-name="T1">immediate</text:span> element of the <text:span text:style-name="T1">Component</text:span> annotation is deprecated. If the <text:span text:style-name="T1">activationPolicy</text:span> element is specified, then the <text:span text:style-name="T1">immediate</text:span> element is ignored.</text:p>
      <text:h text:style-name="P38" text:outline-level="1">Security Considerations</text:h>
      <text:p text:style-name="P10">Description of all known vulnerabilities this may either introduce or address as well as scenarios of how the weaknesses could be circumvented.</text:p>
      <text:h text:style-name="P38" text:outline-level="1"><text:soft-page-break/>Document Support</text:h>
      <text:h text:style-name="P40" text:outline-level="2">References</text:h>
      <text:list xml:id="list5397166835041397041" text:style-name="WW8Num3">
        <text:list-item>
          <text:p text:style-name="P47"><text:bookmark-start text:name="_Ref493020620"/>Bradner, S., Key words for use in RFCs to Indicate Requirement Levels, RFC2119, March 1997.<text:bookmark-end text:name="_Ref493020620"/></text:p>
        </text:list-item>
        <text:list-item>
          <text:p text:style-name="P47">Software Requirements &amp; Specifications. Michael Jackson. ISBN 0-201-87712-0</text:p>
        </text:list-item>
      </text:list>
      <text:h text:style-name="P40" text:outline-level="2">Author’s Address</text:h>
      <text:p text:style-name="P9"/>
      <table:table table:name="Table2" table:style-name="Table2">
        <table:table-column table:style-name="Table2.A"/>
        <table:table-column table:style-name="Table2.B"/>
        <table:table-row table:style-name="Table2.1">
          <table:table-cell table:style-name="Table2.A1" office:value-type="string">
            <text:p text:style-name="P15">Name</text:p>
          </table:table-cell>
          <table:table-cell table:style-name="Table2.B1" office:value-type="string">
            <text:p text:style-name="P15">BJ Hargrave</text:p>
          </table:table-cell>
        </table:table-row>
        <table:table-row table:style-name="Table2.1">
          <table:table-cell table:style-name="Table2.A1" office:value-type="string">
            <text:p text:style-name="P15">Company</text:p>
          </table:table-cell>
          <table:table-cell table:style-name="Table2.B1" office:value-type="string">
            <text:p text:style-name="P15">IBM</text:p>
          </table:table-cell>
        </table:table-row>
      </table:table>
      <text:p text:style-name="P9"/>
      <text:h text:style-name="P40" text:outline-level="2">Acronyms and Abbreviations</text:h>
      <text:p text:style-name="P9">DS – Declarative Services</text:p>
      <text:p text:style-name="P9">SCR – Service Component Runtime</text:p>
      <text:h text:style-name="P40" text:outline-level="2">End of Document</text:h>
      <text:p text:style-name="P9"><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Proforma" svg:font-family="Proforma"/>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loext: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09">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3"><draw:image xlink:href="Pictures/1000020100000427000001D8206BBB5DEC1E9322.png" xlink:type="simple" xlink:show="embed" xlink:actuate="onLoad"/></draw:frame><text:tab/><text:user-defined style:data-style-name="N0" text:name="RFC Title">RFC 222: Declarative Services Updates</text:user-defined><text:tab/>Page <text:page-number text:select-page="current">14</text:page-number> of <text:page-count style:num-format="1">14</text:page-count></text:p>
        <text:p text:style-name="Header"/>
        <text:p text:style-name="Header"><text:tab/>Draft<text:tab/> <text:modification-date style:data-style-name="N76">June 27, 2016</text:modification-date></text:p>
      </style:header>
      <style:footer>
        <text:p text:style-name="Footer">Copyright © OSGi Alliance <text:modification-date style:data-style-name="N109">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9">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Linux_X86_64 LibreOffice_project/10m0$Build-2</meta:generator>
    <meta:creation-date>2016-04-12T16:25:37</meta:creation-date>
    <meta:editing-cycles>47</meta:editing-cycles>
    <meta:editing-duration>P2DT4H2M16S</meta:editing-duration>
    <meta:initial-creator>BJ Hargrave</meta:initial-creator>
    <dc:date>2016-06-27T11:30:08.005698937</dc:date>
    <dc:creator>Raymond Augé</dc:creator>
    <meta:document-statistic meta:table-count="2" meta:image-count="2" meta:object-count="0" meta:page-count="14" meta:paragraph-count="229" meta:word-count="4232" meta:character-count="27520" meta:non-whitespace-character-count="23393"/>
    <meta:user-defined meta:name="Info"/>
    <meta:user-defined meta:name="Info 3"/>
    <meta:user-defined meta:name="Info 4"/>
    <meta:user-defined meta:name="RFC Title">RFC 222: Declarative Services Updates</meta:user-defined>
  </office:meta>
</office:document-meta>
</file>